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4" style:family="graphic" style:parent-style-name="objectwithoutfill">
      <style:graphic-properties svg:stroke-width="0.04cm" draw:marker-start-width="0.26cm" draw:marker-end="Arrow" draw:marker-end-width="0.21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4cm" svg:y1="1.5cm" svg:x2="2.7cm" svg:y2="1.5cm">
          <text:p/>
        </draw:line>
        <draw:line draw:style-name="gr1" draw:text-style-name="P1" draw:layer="layout" svg:x1="1.4cm" svg:y1="1.5cm" svg:x2="1.4cm" svg:y2="0.1cm">
          <text:p/>
        </draw:line>
        <draw:custom-shape draw:style-name="gr2" draw:text-style-name="P1" draw:layer="layout" svg:width="1.6cm" svg:height="1.6cm" svg:x="0.6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16cm" svg:height="0.402cm" svg:x="2.484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421cm" svg:height="0.402cm" svg:x="1.028cm" svg:y="-0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521cm" svg:height="0.402cm" svg:x="1.814cm" svg:y="2.0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1.4cm" svg:y1="1.5cm" svg:x2="1.9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3cm" fo:page-height="2.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5T14:05:59.146448208</dc:date>
    <meta:editing-duration>PT14M17S</meta:editing-duration>
    <meta:editing-cycles>6</meta:editing-cycles>
    <meta:generator>LibreOffice/4.2.8.2$Linux_X86_64 LibreOffice_project/420m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4/content.xml><?xml version="1.0" encoding="utf-8"?>
<math xmlns="http://www.w3.org/1998/Math/MathML" display="block">
  <semantics>
    <mrow>
      <mstyle mathvariant="monospace">
        <mtext>radius</mtext>
      </mstyle>
      <mtext/>
    </mrow>
    <annotation encoding="StarMath 5.0">font fixed "radius"
"</annotation>
  </semantics>
</math>
</file>